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BZip2OutputStream.bsSetStream( OutputStream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BZip2OutputStream.hbAssignCodes( int [ ] code , char [ ] length , int minLen , int maxLen , int alphaSiz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BZip2OutputStream.generateMTFValues(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37">
            <text:p text:style-name="Table_20_Contents">37</text:p>
          </table:table-cell>
          <table:table-cell office:value-type="float" office:value="105">
            <text:p text:style-name="Table_20_Contents">105</text:p>
          </table:table-cell>
        </table:table-row>
        <table:table-row>
          <table:table-cell office:value-type="string">
            <text:p text:style-name="Table_20_Contents">CBZip2OutputStream.bsW( int n , int v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CBZip2OutputStream.endCompr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BZip2OutputStream.bsPutIntVS( int numBits ,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OutputStream.writeRu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7">
            <text:p text:style-name="Table_20_Contents">27</text:p>
          </table:table-cell>
          <table:table-cell office:value-type="float" office:value="50">
            <text:p text:style-name="Table_20_Contents">50</text:p>
          </table:table-cell>
        </table:table-row>
        <table:table-row>
          <table:table-cell office:value-type="string">
            <text:p text:style-name="Table_20_Contents">CBZip2OutputStream.allocateCompressStructur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BZip2OutputStream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BZip2OutputStream.bsPutUChar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OutputStream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BZip2OutputStream.bsFinishedWithStream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BZip2OutputStream.calculateWeight( final int v1 , final int v2 )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BZip2OutputStream.CBZip2OutputStream( final OutputStream output , final int blockSiz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BZip2OutputStream.CBZip2OutputStream( final OutputStream out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OutputStream.sendMTFValues( )</text:p>
          </table:table-cell>
          <table:table-cell office:value-type="float" office:value="66">
            <text:p text:style-name="Table_20_Contents">66</text:p>
          </table:table-cell>
          <table:table-cell office:value-type="float" office:value="140">
            <text:p text:style-name="Table_20_Contents">140</text:p>
          </table:table-cell>
          <table:table-cell office:value-type="float" office:value="342">
            <text:p text:style-name="Table_20_Contents">342</text:p>
          </table:table-cell>
        </table:table-row>
        <table:table-row>
          <table:table-cell office:value-type="string">
            <text:p text:style-name="Table_20_Contents">CBZip2OutputStream.initB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BZip2OutputStream.simpleSort( int lo , int hi , int d )</text:p>
          </table:table-cell>
          <table:table-cell office:value-type="float" office:value="16">
            <text:p text:style-name="Table_20_Contents">16</text:p>
          </table:table-cell>
          <table:table-cell office:value-type="float" office:value="41">
            <text:p text:style-name="Table_20_Contents">41</text:p>
          </table:table-cell>
          <table:table-cell office:value-type="float" office:value="82">
            <text:p text:style-name="Table_20_Contents">82</text:p>
          </table:table-cell>
        </table:table-row>
        <table:table-row>
          <table:table-cell office:value-type="string">
            <text:p text:style-name="Table_20_Contents">CBZip2OutputStream.hbMakeCodeLengths( char [ ] len , int [ ] freq , int alphaSize , int maxLen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62">
            <text:p text:style-name="Table_20_Contents">62</text:p>
          </table:table-cell>
          <table:table-cell office:value-type="float" office:value="162">
            <text:p text:style-name="Table_20_Contents">162</text:p>
          </table:table-cell>
        </table:table-row>
        <table:table-row>
          <table:table-cell office:value-type="string">
            <text:p text:style-name="Table_20_Contents">CBZip2OutputStream.cl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BZip2OutputStream.fullGtU( int i1 , int i2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78">
            <text:p text:style-name="Table_20_Contents">78</text:p>
          </table:table-cell>
          <table:table-cell office:value-type="float" office:value="130">
            <text:p text:style-name="Table_20_Contents">130</text:p>
          </table:table-cell>
        </table:table-row>
        <table:table-row>
          <table:table-cell office:value-type="string">
            <text:p text:style-name="Table_20_Contents">CBZip2OutputStream.med3( char a , char b , char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BZip2OutputStream.pan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OutputStream.qSort3( int loSt , int hiSt , int dSt )</text:p>
          </table:table-cell>
          <table:table-cell office:value-type="float" office:value="21">
            <text:p text:style-name="Table_20_Contents">21</text:p>
          </table:table-cell>
          <table:table-cell office:value-type="float" office:value="69">
            <text:p text:style-name="Table_20_Contents">69</text:p>
          </table:table-cell>
          <table:table-cell office:value-type="float" office:value="137">
            <text:p text:style-name="Table_20_Contents">137</text:p>
          </table:table-cell>
        </table:table-row>
        <table:table-row>
          <table:table-cell office:value-type="string">
            <text:p text:style-name="Table_20_Contents">CBZip2OutputStream.makeMap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BZip2OutputStream.randomiseBlock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CBZip2OutputStream.doReversibleTransformation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CBZip2OutputStream.fin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BZip2OutputStream.bsPutint( int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BZip2OutputStream.write( int bv )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CBZip2OutputStream.moveToFrontCodeAndS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BZip2OutputStream.endB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BZip2OutputStream.vswap( int p1 , int p2 , int 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BZip2OutputStream.mainSort(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121">
            <text:p text:style-name="Table_20_Contents">121</text:p>
          </table:table-cell>
          <table:table-cell office:value-type="float" office:value="163">
            <text:p text:style-name="Table_20_Contents">16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